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UPDATE BEFOR FLIGHTS</text:p>
      <text:p text:style-name="Standard"/>
      <text:p text:style-name="Standard">Download from INTERNET: <text:s/>git clone https://github.com/ERAUBB/paparazzi.git</text:p>
      <text:p text:style-name="Standard">cd paparazzi</text:p>
      <text:p text:style-name="Standard">make</text:p>
      <text:p text:style-name="Standard">sudo cp conf/system/udev/rules/50-paparazzi.rules /etc/udev/rules.d/</text:p>
      <text:p text:style-name="Standard">./paparazzi</text:p>
      <text:p text:style-name="Standard"/>
      <text:p text:style-name="Standard"/>
      <text:p text:style-name="Standard"/>
      <text:p text:style-name="P3">Connection manager</text:p>
      <text:p text:style-name="Standard"><text:s/>Edit connections </text:p>
      <text:p text:style-name="Standard">----- Wired ------ Add</text:p>
      <text:p text:style-name="Standard">Connection name Flight_OPS</text:p>
      <text:p text:style-name="Standard">IPv4 Setting -----&gt; Manual</text:p>
      <text:p text:style-name="Standard"><text:tab/>Ip address 192.168.1.80 net mask 255.255.255.0</text:p>
      <text:p text:style-name="Standard"/>
      <text:p text:style-name="Standard"/>
      <text:p text:style-name="Standard">1. Start Paparazzi</text:p>
      <text:list xml:id="list1904510130" text:style-name="L1">
        <text:list-item>
          <text:p text:style-name="P1">Select AC EPP FPV</text:p>
        </text:list-item>
        <text:list-item>
          <text:p text:style-name="P1">select appropiate Flight plan</text:p>
        </text:list-item>
        <text:list-item>
          <text:p text:style-name="P1">Build to AP</text:p>
        </text:list-item>
        <text:list-item>
          <text:p text:style-name="P1">Plug in auto pilot USB to laptop</text:p>
        </text:list-item>
        <text:list-item>
          <text:p text:style-name="P1">power on airplane</text:p>
        </text:list-item>
        <text:list-item>
          <text:p text:style-name="P1">upload flightplan</text:p>
        </text:list-item>
        <text:list-item>
          <text:p text:style-name="P1">plug Raspberry py into autopilot USB</text:p>
        </text:list-item>
      </text:list>
      <text:p text:style-name="Standard"/>
      <text:p text:style-name="Standard"/>
      <text:p text:style-name="Standard">SSH For datalink</text:p>
      <text:list xml:id="list1547014939" text:style-name="L2">
        <text:list-item>
          <text:list>
            <text:list-item>
              <text:p text:style-name="P2">Plug in UBIQUITI Rocket to POE Line <text:s text:c="5"/>DO NOT PUG POE LINE TO LAPTOP!!!!!!!!!!!!!!!!</text:p>
            </text:list-item>
            <text:list-item>
              <text:p text:style-name="P2">blug laptop into LAN SLOT</text:p>
            </text:list-item>
            <text:list-item>
              <text:p text:style-name="P2">SELECT FLIGHT OPS connection from connection manager</text:p>
            </text:list-item>
          </text:list>
        </text:list-item>
      </text:list>
      <text:list xml:id="list593890964" text:continue-list="list1904510130" text:style-name="L1">
        <text:list-item>
          <text:p text:style-name="P1">Open terinal</text:p>
        </text:list-item>
        <text:list-item>
          <text:p text:style-name="P1">paste <text:s/><text:span text:style-name="T1">ssh raspbian@192.168.1.81</text:span></text:p>
        </text:list-item>
        <text:list-item>
          <text:p text:style-name="P1">password : raspbian</text:p>
        </text:list-item>
        <text:list-item>
          <text:p text:style-name="P1">cd /home/raspbian</text:p>
        </text:list-item>
        <text:list-item>
          <text:p text:style-name="P1">list directory <text:s text:c="5"/>ls</text:p>
        </text:list-item>
        <text:list-item>
          <text:p text:style-name="P1">Find serial2udp plane</text:p>
        </text:list-item>
        <text:list-item>
          <text:p text:style-name="P1"><text:span text:style-name="T1">python serial2udplane.py (</text:span>spelling is wrong tab complete)</text:p>
        </text:list-item>
        <text:list-item>
          <text:p text:style-name="P1">verify if started </text:p>
        </text:list-item>
        <text:list-item>
          <text:p text:style-name="P1">start UDP session in autopilot </text:p>
        </text:list-item>
        <text:list-item>
          <text:p text:style-name="P1">Should work</text:p>
          <text:p text:style-name="P1"><text:s/></text:p>
        </text:list-item>
      </text:list>
      <text:p text:style-name="Standard">Takeoff</text:p>
      <text:p text:style-name="Standard"/>
      <text:list xml:id="list314281774" text:style-name="L3">
        <text:list-item>
          <text:p text:style-name="P4">Verify that safety pilot is in manual mode</text:p>
        </text:list-item>
        <text:list-item>
          <text:p text:style-name="P4">Verify imu function PFD</text:p>
        </text:list-item>
        <text:list-item>
          <text:p text:style-name="P4">Verify GPS</text:p>
          <text:list>
            <text:list-item>
              <text:p text:style-name="P4"><text:soft-page-break/>Paparazzi center </text:p>
            </text:list-item>
            <text:list-item>
              <text:p text:style-name="P4">tools----&gt;messages python</text:p>
            </text:list-item>
            <text:list-item>
              <text:p text:style-name="P4">----&gt;gps </text:p>
            </text:list-item>
            <text:list-item>
              <text:p text:style-name="P4">drag gps numSV to GC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</meta:initial-creator>
    <meta:creation-date>2012-09-07T19:37:56</meta:creation-date>
    <dc:date>2012-09-07T20:33:01</dc:date>
    <dc:creator>Charles </dc:creator>
    <meta:editing-duration>PT8M4S</meta:editing-duration>
    <meta:editing-cycles>1</meta:editing-cycles>
    <meta:document-statistic meta:table-count="0" meta:image-count="0" meta:object-count="0" meta:page-count="2" meta:paragraph-count="43" meta:word-count="188" meta:character-count="459" meta:non-whitespace-character-count="1030"/>
    <meta:generator>LibreOffice/3.5$Linux_x86 LibreOffice_project/350m1$Build-2</meta:generator>
  </office:meta>
</office:document-meta>
</file>